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Preformatted_20_Text">
      <style:paragraph-properties style:border-line-width-bottom="0.0008in 0.0138in 0.0008in" fo:padding="0.0291in" fo:border-left="none" fo:border-right="none" fo:border-top="none" fo:border-bottom="0.06pt double #000000" style:join-border="false"/>
    </style:style>
    <style:style style:name="P2" style:family="paragraph" style:parent-style-name="Text_20_body">
      <style:paragraph-properties style:border-line-width-bottom="0.0008in 0.0138in 0.0008in" fo:padding="0.0291in" fo:border-left="none" fo:border-right="none" fo:border-top="none" fo:border-bottom="0.06pt double #000000" style:join-border="false"/>
    </style:style>
    <style:style style:name="P3" style:family="paragraph" style:parent-style-name="Preformatted_20_Text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Preformatted_20_Text">
      <style:paragraph-properties fo:margin-top="0in" fo:margin-bottom="0.1965in"/>
    </style:style>
    <style:style style:name="P5" style:family="paragraph" style:parent-style-name="Text_20_body" style:list-style-name="L1"/>
    <style:style style:name="P6" style:family="paragraph" style:parent-style-name="Text_20_body" style:list-style-name="L1">
      <style:paragraph-properties fo:margin-top="0in" fo:margin-bottom="0in"/>
    </style:style>
    <text:list-style style:name="L1">
      <text:list-level-style-bullet text:level="1" text:style-name="Bullet_20_Symbols" text:bullet-char="•">
        <style:list-level-properties text:space-before="0.2945in" text:min-label-width="0.1965in"/>
      </text:list-level-style-bullet>
      <text:list-level-style-bullet text:level="2" text:style-name="Bullet_20_Symbols" text:bullet-char="•">
        <style:list-level-properties text:space-before="0.7854in" text:min-label-width="0.1965in"/>
      </text:list-level-style-bullet>
      <text:list-level-style-bullet text:level="3" text:style-name="Bullet_20_Symbols" text:bullet-char="•">
        <style:list-level-properties text:space-before="1.2764in" text:min-label-width="0.1965in"/>
      </text:list-level-style-bullet>
      <text:list-level-style-bullet text:level="4" text:style-name="Bullet_20_Symbols" text:bullet-char="•">
        <style:list-level-properties text:space-before="1.7673in" text:min-label-width="0.1965in"/>
      </text:list-level-style-bullet>
      <text:list-level-style-bullet text:level="5" text:style-name="Bullet_20_Symbols" text:bullet-char="•">
        <style:list-level-properties text:space-before="2.2583in" text:min-label-width="0.1965in"/>
      </text:list-level-style-bullet>
      <text:list-level-style-bullet text:level="6" text:style-name="Bullet_20_Symbols" text:bullet-char="•">
        <style:list-level-properties text:space-before="2.7492in" text:min-label-width="0.1965in"/>
      </text:list-level-style-bullet>
      <text:list-level-style-bullet text:level="7" text:style-name="Bullet_20_Symbols" text:bullet-char="•">
        <style:list-level-properties text:space-before="3.2402in" text:min-label-width="0.1965in"/>
      </text:list-level-style-bullet>
      <text:list-level-style-bullet text:level="8" text:style-name="Bullet_20_Symbols" text:bullet-char="•">
        <style:list-level-properties text:space-before="3.7315in" text:min-label-width="0.1965in"/>
      </text:list-level-style-bullet>
      <text:list-level-style-bullet text:level="9" text:style-name="Bullet_20_Symbols" text:bullet-char="•">
        <style:list-level-properties text:space-before="4.2224in" text:min-label-width="0.1965in"/>
      </text:list-level-style-bullet>
      <text:list-level-style-bullet text:level="10" text:style-name="Bullet_20_Symbols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TOTAL BINARY SEARCH TREES POSSIBLE WITH n NODES.</text:p>
      <text:p text:style-name="Preformatted_20_Text"/>
      <text:p text:style-name="Preformatted_20_Text">ANSWER : (Catalan Number) <text:s/>i.e. (2n)!/(n+1)!*n! </text:p>
      <text:p text:style-name="Preformatted_20_Text"/>
      <text:p text:style-name="Preformatted_20_Text"/>
      <text:p text:style-name="Preformatted_20_Text"/>
      <text:p text:style-name="Preformatted_20_Text">TOTAL BINARY TREES POSSIBLE WITH n NODES</text:p>
      <text:p text:style-name="Preformatted_20_Text"/>
      <text:p text:style-name="Preformatted_20_Text">ANSWER : n! * Catalan Number <text:s/>i.e. <text:s text:c="2"/>(2n)!/(n+1)!</text:p>
      <text:p text:style-name="P1"/>
      <text:p text:style-name="Preformatted_20_Text"/>
      <text:p text:style-name="Text_20_body"><text:span text:style-name="Strong_20_Emphasis">combination can uniquely identify a tree.</text:span></text:p>
      <text:p text:style-name="Text_20_body">Inorder and Preorder.<text:line-break/>Inorder and Postorder.<text:line-break/>Inorder and Level-order.<text:line-break/><text:span text:style-name="Strong_20_Emphasis"><text:line-break/>And following do not.</text:span><text:line-break/>Postorder and Preorder.<text:line-break/>Preorder and Level-order.<text:line-break/>Postorder and Level-order.</text:p>
      <text:p text:style-name="Text_20_body">For example, Preorder, Level-order and Postorder traversals are same for the trees given in above diagram. </text:p>
      <text:p text:style-name="Text_20_body">Preorder Traversal = AB<text:line-break/>Postorder Traversal = BA<text:line-break/>Level-Order Traversal = AB</text:p>
      <text:p text:style-name="P2">If the tree is BST then only preorder is enough to build it.</text:p>
      <text:p text:style-name="Text_20_body">If the binary tree is full then from given preorder and postorder, we can build it. There is a program implemented. Refer it.</text:p>
      <text:p text:style-name="Text_20_body"/>
      <text:p text:style-name="P2">So, even if three of them (Pre, Post and Level) are given, the tree can not be constructed.</text:p>
      <text:p text:style-name="Preformatted_20_Text"/>
      <text:p text:style-name="P3">APPLICATIONS OF TREE</text:p>
      <text:p text:style-name="Preformatted_20_Text"/>
      <text:list xml:id="list8110228691" text:style-name="L1">
        <text:list-item>
          <text:p text:style-name="P6">Representing <text:a xlink:type="simple" xlink:href="http://en.wikipedia.org/wiki/Hierarchical">hierarchical</text:a> data </text:p>
        </text:list-item>
        <text:list-item>
          <text:p text:style-name="P6">Storing data in a way that makes it easily <text:a xlink:type="simple" xlink:href="http://en.wikipedia.org/wiki/Search_algorithm">searchable</text:a> (see <text:a xlink:type="simple" xlink:href="http://en.wikipedia.org/wiki/Binary_search_tree">binary search tree</text:a> and <text:a xlink:type="simple" xlink:href="http://en.wikipedia.org/wiki/Tree_traversal">tree traversal</text:a>) </text:p>
        </text:list-item>
        <text:list-item>
          <text:p text:style-name="P6">Representing <text:a xlink:type="simple" xlink:href="http://en.wikipedia.org/wiki/Sorting_algorithm">sorted lists</text:a> of data </text:p>
        </text:list-item>
        <text:list-item>
          <text:p text:style-name="P6">As a workflow for <text:a xlink:type="simple" xlink:href="http://en.wikipedia.org/wiki/Digital_compositing">compositing</text:a> digital images for <text:a xlink:type="simple" xlink:href="http://en.wikipedia.org/wiki/Visual_effects">visual effects</text:a> </text:p>
        </text:list-item>
        <text:list-item>
          <text:p text:style-name="P5"><text:a xlink:type="simple" xlink:href="http://en.wikipedia.org/wiki/Routing">Routing</text:a> algorithms </text:p>
        </text:list-item>
      </text:list>
      <text:p text:style-name="Preformatted_20_Text"/>
      <text:p text:style-name="Text_20_body">Unlike Array and Linked List, which are linear data structures, tree is hierarchical (or non-linear) data structure. <text:bookmark text:name="more-10442"/></text:p>
      <text:p text:style-name="Text_20_body">1) One reason to use trees might be because you want to store information that naturally forms a hierarchy. For example, the file system on a computer: </text:p>
      <text:p text:style-name="Text_20_body">file system<text:line-break/>———–</text:p>
      <text:p text:style-name="Preformatted_20_Text"><text:s text:c="5"/>/ <text:s text:c="2"/>&lt;-- root</text:p>
      <text:p text:style-name="Preformatted_20_Text"><text:s text:c="2"/>/ <text:s text:c="5"/>\</text:p>
      <text:p text:style-name="Preformatted_20_Text">... <text:s text:c="7"/>home</text:p>
      <text:p text:style-name="Preformatted_20_Text"><text:soft-page-break/><text:s text:c="6"/>/ <text:s text:c="9"/>\</text:p>
      <text:p text:style-name="Preformatted_20_Text"><text:s text:c="3"/>ugrad <text:s text:c="7"/>course</text:p>
      <text:p text:style-name="Preformatted_20_Text"><text:s text:c="4"/>/ <text:s text:c="9"/>/ <text:s text:c="3"/>| <text:s text:c="3"/>\</text:p>
      <text:p text:style-name="P4"><text:s text:c="2"/>... <text:s text:c="7"/>cs101 cs112 cs113</text:p>
      <text:p text:style-name="Text_20_body">2) If we organize keys in form of a tree (with some ordering e.g., BST), we can search for a given key in moderate time (quicker than Linked List and slower than arrays). <text:a xlink:type="simple" xlink:href="http://en.wikipedia.org/wiki/Self-balancing_binary_search_tree">Self-balancing search trees </text:a>like <text:a xlink:type="simple" xlink:href="http://en.wikipedia.org/wiki/AVL_tree">AVL</text:a> and <text:a xlink:type="simple" xlink:href="http://en.wikipedia.org/wiki/Red-black_tree">Red-Black trees</text:a> guarantee an upper bound of O(Logn) for search.</text:p>
      <text:p text:style-name="Text_20_body">3) We can insert/delete keys in moderate time (quicker than Arrays and slower than Unordered Linked Lists). <text:a xlink:type="simple" xlink:href="http://en.wikipedia.org/wiki/Self-balancing_binary_search_tree">Self-balancing search trees </text:a>like <text:a xlink:type="simple" xlink:href="http://en.wikipedia.org/wiki/AVL_tree">AVL</text:a> and <text:a xlink:type="simple" xlink:href="http://en.wikipedia.org/wiki/Red-black_tree">Red-Black trees</text:a> guarantee an upper bound of O(Logn) for insertion/deletion.</text:p>
      <text:p text:style-name="Text_20_body">4) Like Linked Lists and unlike Arrays, Pointer implementation of trees don’t have an upper limit on number of nodes as nodes are linked using pointers.</text:p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IN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1" style:font-size-asian="10pt" style:font-name-complex="DejaVu Sans Mono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DejaVu Sans" style:font-size-asian="18pt" style:font-weight-asian="bold" style:font-name-complex="DejaVu Sans" style:font-size-complex="18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6-28T07:27:02</dc:date>
    <dc:creator>tejas </dc:creator>
    <meta:generator>LibreOffice/3.5$Linux_x86 LibreOffice_project/350m1$Build-202</meta:generator>
    <meta:editing-duration>PT13H32M23S</meta:editing-duration>
    <meta:editing-cycles>8</meta:editing-cycles>
    <meta:document-statistic meta:table-count="0" meta:image-count="0" meta:object-count="0" meta:page-count="2" meta:paragraph-count="30" meta:word-count="358" meta:character-count="2198" meta:non-whitespace-character-count="1787"/>
  </office:meta>
</office:document-meta>
</file>